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Russell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26">
            <text:p>2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98">
            <text:p>198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9">
            <text:p>1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96">
            <text:p>9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21">
            <text:p>21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52">
            <text:p>152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4">
            <text:p>1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572">
            <text:p>572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195">
            <text:p>19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116">
            <text:p>116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132">
            <text:p>132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3">
            <text:p>3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18">
            <text:p>18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1018">
            <text:p>1018</text:p>
          </table:table-cell>
          <table:table-cell table:style-name="ce22" office:value-type="float" office:value="17">
            <text:p>1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1498">
            <text:p>1498</text:p>
          </table:table-cell>
          <table:table-cell table:style-name="ce22" office:value-type="float" office:value="22">
            <text:p>22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2070">
            <text:p>2070</text:p>
          </table:table-cell>
          <table:table-cell table:style-name="ce22" office:value-type="float" office:value="36">
            <text:p>36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